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ubjects">
        <table:table-row>
          <table:table-cell office:value-type="string">
            <text:p>BAS1160</text:p>
          </table:table-cell>
          <table:table-cell office:value-type="string">
            <text:p>Triết học Mác - Lênin</text:p>
          </table:table-cell>
          <table:table-cell office:value-type="float" office:value="2">
            <text:p>2</text:p>
          </table:table-cell>
          <table:table-cell office:value-type="string">
            <text:p>2024-11-06 09:58:06</text:p>
          </table:table-cell>
          <table:table-cell office:value-type="string">
            <text:p>2024-11-06 09:58:06</text:p>
          </table:table-cell>
        </table:table-row>
        <table:table-row>
          <table:table-cell office:value-type="string">
            <text:p>BSA1241</text:p>
          </table:table-cell>
          <table:table-cell office:value-type="string">
            <text:p>Toán kinh tế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SA1309</text:p>
          </table:table-cell>
          <table:table-cell office:value-type="string">
            <text:p>Kinh tế lượng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SA1328</text:p>
          </table:table-cell>
          <table:table-cell office:value-type="string">
            <text:p>Quản trị học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SA1331</text:p>
          </table:table-cell>
          <table:table-cell office:value-type="string">
            <text:p>Quản trị nhân lực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SA1349</text:p>
          </table:table-cell>
          <table:table-cell office:value-type="string">
            <text:p>Quản lý dự á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BSA1353</text:p>
          </table:table-cell>
          <table:table-cell office:value-type="string">
            <text:p>Kinh doanh quốc tế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ELE1305</text:p>
          </table:table-cell>
          <table:table-cell office:value-type="string">
            <text:p>Cơ sở đo lường điện tử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FIA1315</text:p>
          </table:table-cell>
          <table:table-cell office:value-type="string">
            <text:p>Kiểm toán căn bả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FIA1321</text:p>
          </table:table-cell>
          <table:table-cell office:value-type="string">
            <text:p>Nguyên lý kế toá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FIA1326</text:p>
          </table:table-cell>
          <table:table-cell office:value-type="string">
            <text:p>Tài chính tiền tệ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FIA1332</text:p>
          </table:table-cell>
          <table:table-cell office:value-type="string">
            <text:p>Kế toán quản trị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3111</text:p>
          </table:table-cell>
          <table:table-cell office:value-type="string">
            <text:p>Kỹ thuật đồ họa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313</text:p>
          </table:table-cell>
          <table:table-cell office:value-type="string">
            <text:p>Cơ sở dữ liệu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319</text:p>
          </table:table-cell>
          <table:table-cell office:value-type="string">
            <text:p>Hệ điều hàn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336</text:p>
          </table:table-cell>
          <table:table-cell office:value-type="string">
            <text:p>Mạng máy tính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342</text:p>
          </table:table-cell>
          <table:table-cell office:value-type="string">
            <text:p>Toán kỹ thuật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106</text:p>
          </table:table-cell>
          <table:table-cell office:value-type="string">
            <text:p>Toán cao cấp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34</text:p>
          </table:table-cell>
          <table:table-cell office:value-type="string">
            <text:p>Toán rời rạc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49</text:p>
          </table:table-cell>
          <table:table-cell office:value-type="string">
            <text:p>Kinh tế vi mô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82</text:p>
          </table:table-cell>
          <table:table-cell office:value-type="string">
            <text:p>An toàn mạng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87</text:p>
          </table:table-cell>
          <table:table-cell office:value-type="string">
            <text:p>Đại số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88</text:p>
          </table:table-cell>
          <table:table-cell office:value-type="string">
            <text:p>Tiếng Anh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89</text:p>
          </table:table-cell>
          <table:table-cell office:value-type="string">
            <text:p>Tin học cơ sở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T1490</text:p>
          </table:table-cell>
          <table:table-cell office:value-type="string">
            <text:p>Kỹ năng mềm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UL13148</text:p>
          </table:table-cell>
          <table:table-cell office:value-type="string">
            <text:p>Bản quyền số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UL14130</text:p>
          </table:table-cell>
          <table:table-cell office:value-type="string">
            <text:p>Kiến trúc máy tính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UL1415</text:p>
          </table:table-cell>
          <table:table-cell office:value-type="string">
            <text:p>Kỹ xảo đa phương tiệ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UL1423</text:p>
          </table:table-cell>
          <table:table-cell office:value-type="string">
            <text:p>Kịch bản đa phương tiện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UL1446</text:p>
          </table:table-cell>
          <table:table-cell office:value-type="string">
            <text:p>Kỹ thuật số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SKD1108</text:p>
          </table:table-cell>
          <table:table-cell office:value-type="string">
            <text:p>Điện tử số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EL1341</text:p>
          </table:table-cell>
          <table:table-cell office:value-type="string">
            <text:p>Công nghệ phần mềm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EL1344</text:p>
          </table:table-cell>
          <table:table-cell office:value-type="string">
            <text:p>Lý thuyết truyền tin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9T15:55:06+01:00</meta:creation-date>
  </office:meta>
</office:document-meta>
</file>